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277301"/>
    </style:style>
    <style:style style:name="P2" style:family="paragraph" style:parent-style-name="Text_20_body">
      <style:text-properties officeooo:rsid="00286a22" officeooo:paragraph-rsid="00286a22"/>
    </style:style>
    <style:style style:name="P3" style:family="paragraph" style:parent-style-name="Text_20_body">
      <style:text-properties officeooo:rsid="00286a22" officeooo:paragraph-rsid="002d45ca"/>
    </style:style>
    <style:style style:name="P4" style:family="paragraph" style:parent-style-name="Text_20_body">
      <style:text-properties officeooo:rsid="002d45ca" officeooo:paragraph-rsid="00286a22"/>
    </style:style>
    <style:style style:name="P5" style:family="paragraph" style:parent-style-name="Heading_20_1" style:master-page-name="Right_20_Page">
      <style:paragraph-properties style:page-number="auto"/>
      <style:text-properties officeooo:rsid="00286a22" officeooo:paragraph-rsid="00286a22"/>
    </style:style>
    <style:style style:name="P6" style:family="paragraph" style:parent-style-name="Heading_20_3">
      <style:text-properties officeooo:rsid="002d45ca" officeooo:paragraph-rsid="002d45ca"/>
    </style:style>
    <style:style style:name="P7" style:family="paragraph" style:parent-style-name="Heading_20_3">
      <style:paragraph-properties fo:break-before="page"/>
      <style:text-properties officeooo:rsid="00286a22" officeooo:paragraph-rsid="00286a22"/>
    </style:style>
    <style:style style:name="P8" style:family="paragraph" style:parent-style-name="Heading_20_3">
      <style:paragraph-properties fo:margin-top="0.25cm" fo:margin-bottom="0.25cm" loext:contextual-spacing="false"/>
    </style:style>
    <style:style style:name="P9" style:family="paragraph" style:parent-style-name="Heading_20_3">
      <style:paragraph-properties fo:margin-top="0.199cm" fo:margin-bottom="0.199cm" loext:contextual-spacing="false"/>
    </style:style>
    <style:style style:name="P10" style:family="paragraph" style:parent-style-name="Heading_20_3">
      <style:paragraph-properties fo:margin-top="0.199cm" fo:margin-bottom="0.101cm" loext:contextual-spacing="false"/>
    </style:style>
    <style:style style:name="T1" style:family="text">
      <style:text-properties officeooo:rsid="00286a22"/>
    </style:style>
    <style:style style:name="T2" style:family="text">
      <style:text-properties officeooo:rsid="00292303"/>
    </style:style>
    <style:style style:name="T3" style:family="text">
      <style:text-properties officeooo:rsid="002b1fab"/>
    </style:style>
    <style:style style:name="T4" style:family="text">
      <style:text-properties officeooo:rsid="002c435c"/>
    </style:style>
    <style:style style:name="T5" style:family="text">
      <style:text-properties officeooo:rsid="002d8b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Fire and Rain</text:h>
      <text:h text:style-name="Heading_20_2" text:outline-level="2">(<text:span text:style-name="T1">James Taylor</text:span>)</text:h>
      <text:p text:style-name="Text_20_body">Time Signature: 4/4</text:p>
      <text:p text:style-name="Text_20_body">Chords: Am, C, <text:span text:style-name="T1">Dm, </text:span>F, G</text:p>
      <text:p text:style-name="Text_20_body">Tempo: 1<text:span text:style-name="T1">00 - 120</text:span> BPM</text:p>
      <text:p text:style-name="P1"/>
      <text:h text:style-name="P7" text:outline-level="3">[Intro]</text:h>
      <text:p text:style-name="P4">C Dm F C <text:s/>G F C</text:p>
      <text:h text:style-name="Heading_20_3" text:outline-level="3">[VERSE 1]</text:h>
      <text:p text:style-name="P2"><text:span text:style-name="T2">C</text:span> <text:s text:c="13"/>Dm <text:s text:c="5"/></text:p>
      <text:p text:style-name="P2">Just yesterday morning </text:p>
      <text:p text:style-name="P2"><text:s text:c="12"/><text:span text:style-name="T2">F</text:span> <text:s text:c="12"/><text:span text:style-name="T2">C</text:span></text:p>
      <text:p text:style-name="P2">they let me know you were gone </text:p>
      <text:p text:style-name="P2"><text:s text:c="12"/><text:span text:style-name="T3">G </text:span><text:s text:c="21"/><text:span text:style-name="T3">F <text:s text:c="9"/>C</text:span></text:p>
      <text:p text:style-name="P2">Susanne the plans they made put an end to you </text:p>
      <text:p text:style-name="P2"><text:s text:c="2"/><text:span text:style-name="T2">C</text:span> <text:s text:c="14"/>Dm <text:s text:c="5"/></text:p>
      <text:p text:style-name="P2">I walked out this morning </text:p>
      <text:p text:style-name="P2"><text:s text:c="6"/><text:span text:style-name="T2">F</text:span> <text:s text:c="14"/><text:span text:style-name="T2">C</text:span></text:p>
      <text:p text:style-name="P2">and I wrote down this song </text:p>
      <text:p text:style-name="P2"><text:s text:c="13"/><text:span text:style-name="T3">G </text:span><text:s text:c="14"/>F <text:s text:c="10"/>C</text:p>
      <text:p text:style-name="P2">I just can't remember who to send it to </text:p>
      <text:h text:style-name="Heading_20_3" text:outline-level="3">[CHORUS]</text:h>
      <text:p text:style-name="P2"><text:span text:style-name="T2">F</text:span> <text:s text:c="8"/><text:span text:style-name="T2">G</text:span> <text:s text:c="17"/><text:span text:style-name="T2">C</text:span></text:p>
      <text:p text:style-name="P2">I've seen fire and I've seen rain </text:p>
      <text:p text:style-name="P2"><text:s text:c="10"/><text:span text:style-name="T2">F</text:span> <text:s text:c="9"/></text:p>
      <text:p text:style-name="P2">I've seen sunny days </text:p>
      <text:p text:style-name="P2"><text:s text:c="7"/><text:span text:style-name="T4">Dm</text:span> <text:s text:c="17"/><text:span text:style-name="T2">C</text:span></text:p>
      <text:p text:style-name="P2">that I thought would never end </text:p>
      <text:p text:style-name="P2"><text:s text:c="10"/><text:span text:style-name="T2">F</text:span> <text:s text:c="11"/></text:p>
      <text:p text:style-name="P2">I've seen lonely times </text:p>
      <text:p text:style-name="P2"><text:s text:c="7"/>Am <text:s text:c="14"/><text:span text:style-name="T5">C</text:span></text:p>
      <text:p text:style-name="P2">when I could not find a friend </text:p>
      <text:p text:style-name="P2"><text:s text:c="6"/>F <text:s text:c="22"/>Dm <text:s text:c="6"/><text:span text:style-name="T2">C</text:span></text:p>
      <text:p text:style-name="P2">But I always thought that I'd see you again </text:p>
      <text:h text:style-name="Heading_20_3" text:outline-level="3">[VERSE 2]</text:h>
      <text:p text:style-name="P2"><text:s text:c="10"/><text:span text:style-name="T2">C</text:span> <text:s text:c="17"/>Dm</text:p>
      <text:p text:style-name="P2">Won't you look down upon me, Jesus </text:p>
      <text:p text:style-name="P2"><text:s text:c="14"/><text:span text:style-name="T2">F</text:span> <text:s text:c="13"/><text:span text:style-name="T2">C</text:span></text:p>
      <text:p text:style-name="P2">You've got to help me make a stand </text:p>
      <text:p text:style-name="P2"><text:s text:c="19"/><text:span text:style-name="T3">G</text:span> <text:s text:c="14"/><text:span text:style-name="T3">F <text:s text:c="9"/>C</text:span></text:p>
      <text:p text:style-name="P2">You've just got to see me through another day </text:p>
      <text:p text:style-name="P2"><text:span text:style-name="T2">C</text:span> <text:s text:c="8"/>Dm <text:s text:c="11"/><text:span text:style-name="T2">F</text:span> <text:s text:c="9"/><text:span text:style-name="T2">C</text:span></text:p>
      <text:p text:style-name="P2">My body's aching and my time is at hand </text:p>
      <text:p text:style-name="P2"><text:s text:c="12"/><text:span text:style-name="T3">G </text:span><text:s text:c="10"/>F <text:s text:c="9"/>C</text:p>
      <text:p text:style-name="P2">And I won't make it any other way </text:p>
      <text:h text:style-name="P8" text:outline-level="3"><text:soft-page-break/>[CHORUS]</text:h>
      <text:p text:style-name="P2"><text:span text:style-name="T2">F</text:span> <text:s text:c="12"/><text:span text:style-name="T2">G</text:span> <text:s text:c="17"/><text:span text:style-name="T2">C</text:span></text:p>
      <text:p text:style-name="P2">Oh, I've seen fire and I've seen rain </text:p>
      <text:p text:style-name="P2"><text:s text:c="10"/><text:span text:style-name="T2">F</text:span> <text:s text:c="9"/></text:p>
      <text:p text:style-name="P2">I've seen sunny days </text:p>
      <text:p text:style-name="P2"><text:s text:c="7"/><text:span text:style-name="T4">Dm</text:span> <text:s text:c="17"/><text:span text:style-name="T2">C</text:span></text:p>
      <text:p text:style-name="P2">that I thought would never end </text:p>
      <text:p text:style-name="P2"><text:s text:c="10"/><text:span text:style-name="T2">F</text:span> <text:s text:c="11"/></text:p>
      <text:p text:style-name="P2">I've seen lonely times </text:p>
      <text:p text:style-name="P2"><text:s text:c="7"/>Am <text:s text:c="14"/><text:span text:style-name="T5">C</text:span> <text:s text:c="5"/></text:p>
      <text:p text:style-name="P2">when I could not find a friend </text:p>
      <text:p text:style-name="P2"><text:s text:c="6"/>F <text:s text:c="22"/>Dm <text:s text:c="6"/><text:span text:style-name="T3">C</text:span></text:p>
      <text:p text:style-name="P2">But I always thought that I'd see you again </text:p>
      <text:h text:style-name="P10" text:outline-level="3">[VERSE 3]</text:h>
      <text:p text:style-name="P2"><text:s text:c="5"/><text:span text:style-name="T2">C</text:span> <text:s text:c="20"/>Dm <text:s text:c="8"/></text:p>
      <text:p text:style-name="P2">Been walking my mind to an easy time, </text:p>
      <text:p text:style-name="P2"><text:s text:c="3"/><text:span text:style-name="T2">F</text:span> <text:s text:c="22"/><text:span text:style-name="T2">C</text:span></text:p>
      <text:p text:style-name="P2">my back turned towards the sun </text:p>
      <text:p text:style-name="P2"><text:s text:c="20"/><text:span text:style-name="T3">G</text:span> <text:s text:c="14"/></text:p>
      <text:p text:style-name="P2">Lord knows when the cold wind blows </text:p>
      <text:p text:style-name="P2"><text:s text:c="6"/><text:span text:style-name="T3">F <text:s text:c="21"/>C</text:span></text:p>
      <text:p text:style-name="P2">it'll turn your head around </text:p>
      <text:p text:style-name="P2"><text:s text:c="14"/><text:span text:style-name="T2">C</text:span> <text:s text:c="19"/>Dm <text:s text:c="7"/></text:p>
      <text:p text:style-name="P2">Well, there's hours of time on the telephone </text:p>
      <text:p text:style-name="P2"><text:s text:c="8"/><text:span text:style-name="T2">F</text:span> <text:s text:c="19"/><text:span text:style-name="T2">C</text:span></text:p>
      <text:p text:style-name="P2">line to talk about things to come </text:p>
      <text:p text:style-name="P2"><text:s text:c="17"/><text:span text:style-name="T3">G</text:span> <text:s text:c="14"/></text:p>
      <text:p text:style-name="P2">Sweet dreams and flying machines </text:p>
      <text:p text:style-name="P2"><text:s text:c="3"/>F <text:s text:c="20"/>C </text:p>
      <text:p text:style-name="P2">in pieces on the ground </text:p>
      <text:h text:style-name="P9" text:outline-level="3">[CHORUS]</text:h>
      <text:p text:style-name="P2"><text:span text:style-name="T2">F</text:span> <text:s text:c="12"/><text:span text:style-name="T2">G</text:span> <text:s text:c="17"/><text:span text:style-name="T2">C</text:span></text:p>
      <text:p text:style-name="P2">Oh, I've seen fire and I've seen rain </text:p>
      <text:p text:style-name="P2"><text:s text:c="10"/><text:span text:style-name="T2">F</text:span> <text:s text:c="9"/></text:p>
      <text:p text:style-name="P2">I've seen sunny days </text:p>
      <text:p text:style-name="P2"><text:s text:c="7"/><text:span text:style-name="T4">Dm</text:span> <text:s text:c="17"/><text:span text:style-name="T2">C</text:span></text:p>
      <text:p text:style-name="P2">that I thought would never end </text:p>
      <text:p text:style-name="P2"><text:s text:c="10"/><text:span text:style-name="T2">F</text:span> <text:s text:c="11"/></text:p>
      <text:p text:style-name="P2">I've seen lonely times </text:p>
      <text:p text:style-name="P2"><text:s text:c="7"/>Am <text:s text:c="14"/><text:span text:style-name="T5">C</text:span></text:p>
      <text:p text:style-name="P2">when I could not find a friend </text:p>
      <text:p text:style-name="P3"><text:s text:c="6"/>F <text:s text:c="22"/>Dm <text:s text:c="6"/><text:span text:style-name="T3">C</text:span></text:p>
      <text:p text:style-name="P3">But I always thought that I'd see you again </text:p>
      <text:h text:style-name="P6" text:outline-level="3"><text:soft-page-break/>[OUTRO]</text:h>
      <text:p text:style-name="P3"><text:s text:c="6"/>F <text:s text:c="22"/>Dm <text:s text:c="6"/></text:p>
      <text:p text:style-name="P3">But I always thought that I'd see you, </text:p>
      <text:p text:style-name="P3"><text:s text:c="6"/><text:span text:style-name="T5">F</text:span> <text:s text:c="13"/><text:span text:style-name="T3">C</text:span></text:p>
      <text:p text:style-name="P3">baby, one more time again </text:p>
      <text:h text:style-name="P6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1M39S</meta:editing-duration>
    <meta:editing-cycles>32</meta:editing-cycles>
    <meta:generator>LibreOffice/5.2.6.2$MacOSX_X86_64 LibreOffice_project/a3100ed2409ebf1c212f5048fbe377c281438fdc</meta:generator>
    <dc:title>Lyrics + Chords</dc:title>
    <dc:date>2017-05-15T10:36:28.203478000</dc:date>
    <meta:print-date>2017-04-03T12:23:29.985893000</meta:print-date>
    <meta:document-statistic meta:table-count="0" meta:image-count="0" meta:object-count="0" meta:page-count="4" meta:paragraph-count="92" meta:word-count="377" meta:character-count="2657" meta:non-whitespace-character-count="126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